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gradient-name="Gradient_20_7" draw:textarea-horizontal-align="justify" draw:textarea-vertical-align="top" draw:auto-grow-height="false"/>
    </style:style>
    <style:style style:name="gr2" style:family="graphic" style:parent-style-name="standard">
      <style:graphic-properties draw:fill="gradient" draw:fill-gradient-name="Gradient_20_7" draw:textarea-horizontal-align="justify" draw:textarea-vertical-align="middle" draw:auto-grow-height="false"/>
    </style:style>
    <style:style style:name="gr3" style:family="graphic" style:parent-style-name="standard">
      <style:graphic-properties draw:fill="gradient" draw:fill-color="#99ccff" draw:fill-gradient-name="Gradient_20_7" draw:gradient-step-count="0" draw:textarea-horizontal-align="justify" draw:textarea-vertical-align="top" draw:auto-grow-height="false" draw:shadow="hidden" draw:shadow-offset-x="0.152cm" draw:shadow-offset-y="0.152cm" draw:shadow-color="#c0c0c0"/>
    </style:style>
    <style:style style:name="gr4" style:family="graphic" style:parent-style-name="standard">
      <style:graphic-properties draw:fill="gradient" draw:fill-color="#99ccff" draw:fill-gradient-name="Gradient_20_7" draw:gradient-step-count="0" draw:textarea-horizontal-align="justify" draw:textarea-vertical-align="middle" draw:auto-grow-height="false" draw:shadow="hidden" draw:shadow-offset-x="0.152cm" draw:shadow-offset-y="0.152cm" draw:shadow-color="#c0c0c0"/>
    </style:style>
    <style:style style:name="gr5" style:family="graphic" style:parent-style-name="standard">
      <style:graphic-properties draw:fill="gradient" draw:fill-color="#99ccff" draw:fill-gradient-name="Gradient_20_7" draw:gradient-step-count="0" draw:textarea-horizontal-align="justify" draw:textarea-vertical-align="bottom" draw:auto-grow-height="false" draw:shadow="hidden" draw:shadow-offset-x="0.152cm" draw:shadow-offset-y="0.152cm" draw:shadow-color="#c0c0c0"/>
    </style:style>
    <style:style style:name="gr6" style:family="graphic" style:parent-style-name="standard">
      <style:graphic-properties svg:stroke-color="#000000" draw:marker-start="Arrow" draw:marker-end="" draw:textarea-vertical-align="middle"/>
    </style:style>
    <style:style style:name="gr7" style:family="graphic" style:parent-style-name="standard">
      <style:graphic-properties svg:stroke-color="#000000" draw:marker-end="Arrow" draw:textarea-vertical-align="middle"/>
    </style:style>
    <style:style style:name="gr8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953cm" svg:height="7.239cm" svg:x="2.07cm" svg:y="6.716cm">
          <draw:glue-point draw:id="4" svg:x="5.001cm" svg:y="-3.42cm"/>
          <text:p text:style-name="P1"><text:span text:style-name="T1">Virtual De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3" draw:id="id3">
          <draw:glue-point draw:id="4" svg:x="-4.999cm" svg:y="2.823cm"/>
          <draw:glue-point draw:id="5" svg:x="-4.999cm" svg:y="-2.533cm"/>
          <draw:glue-point draw:id="6" svg:x="-4.999cm" svg:y="2.109cm"/>
          <draw:custom-shape draw:style-name="gr1" draw:text-style-name="P2" draw:layer="layout" svg:width="6.477cm" svg:height="3.556cm" svg:x="19.469cm" svg:y="11.065cm">
            <text:p text:style-name="P1"><text:span text:style-name="T1">Package: exodev-1.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5.715cm" svg:height="0.762cm" svg:x="19.85cm" svg:y="11.954cm">
            <text:p text:style-name="P3"><text:span text:style-name="T2">RPC: </text:span><text:span text:style-name="T3">exodev_rpc.ya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5.715cm" svg:height="0.762cm" svg:x="19.85cm" svg:y="12.716cm">
            <text:p text:style-name="P3"><text:span text:style-name="T2">Config:</text:span><text:span text:style-name="T3"> exodev_cfg.ya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5.715cm" svg:height="0.762cm" svg:x="19.85cm" svg:y="13.478cm">
            <text:p text:style-name="P3"><text:span text:style-name="T2">Dependencies:</text:span><text:span text:style-name="T3"> non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4" draw:id="id4">
          <draw:custom-shape draw:style-name="gr1" draw:text-style-name="P2" draw:layer="layout" svg:width="6.477cm" svg:height="3.556cm" svg:x="19.469cm" svg:y="6.354cm">
            <text:p text:style-name="P1"><text:span text:style-name="T1">Package: weather-app-1.1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5.715cm" svg:height="0.762cm" svg:x="19.85cm" svg:y="7.243cm">
            <text:p text:style-name="P3"><text:span text:style-name="T2">RPC:</text:span><text:span text:style-name="T3"> weather_rpc.ya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5.715cm" svg:height="0.762cm" svg:x="19.85cm" svg:y="8.005cm">
            <text:p text:style-name="P3"><text:span text:style-name="T2">Config:</text:span><text:span text:style-name="T3"> weather_cfg.ya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5.715cm" svg:height="0.762cm" svg:x="19.85cm" svg:y="8.767cm">
            <text:p text:style-name="P3"><text:span text:style-name="T2">Dependencies:</text:span><text:span text:style-name="T3"> exodev-1.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" draw:id="id2">
          <draw:glue-point draw:id="4" svg:x="-5cm" svg:y="-2.24cm"/>
          <draw:glue-point draw:id="5" svg:x="-5cm" svg:y="2.587cm"/>
          <draw:custom-shape draw:style-name="gr3" draw:text-style-name="P2" draw:layer="layout" svg:width="6.604cm" svg:height="3.683cm" svg:x="10.052cm" svg:y="8.662cm">
            <text:p text:style-name="P1"><text:span text:style-name="T1">Device Type: weather_r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6.096cm" svg:height="1.397cm" svg:x="10.306cm" svg:y="9.505cm">
            <text:p text:style-name="P3"><text:span text:style-name="T2">Device Attributes:</text:span><text:span text:style-name="T3"> </text:span><text:span text:style-name="T3"><text:line-break/></text:span><text:span text:style-name="T3">weather_r1_attributes.ya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6.096cm" svg:height="1.27cm" svg:x="10.306cm" svg:y="10.775cm">
            <text:p text:style-name="P3"><text:span text:style-name="T2">Allowed Packages:</text:span><text:span text:style-name="T2"><text:line-break/></text:span><text:span text:style-name="T4">exodev-1.0, weather_app-1.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6" draw:text-style-name="P1" draw:layer="layout" svg:x1="13.348cm" svg:y1="13.955cm" svg:x2="13.354cm" svg:y2="12.345cm" draw:start-shape="id1" draw:start-glue-point="0" draw:end-shape="id2" draw:end-glue-point="2" svg:d="m13348 13955v-805h6v-805">
          <text:p/>
        </draw:connector>
        <draw:custom-shape draw:style-name="gr2" draw:text-style-name="P2" xml:id="id1" draw:id="id1" draw:layer="layout" svg:width="4.572cm" svg:height="1.27cm" svg:x="11.062cm" svg:y="13.955cm">
          <text:p text:style-name="P1"><text:span text:style-name="T1">Protocol Plugin</text:span><text:span text:style-name="T1"><text:line-break/></text:span><text:span text:style-name="T3">weather_station_v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svg:x1="16.656cm" svg:y1="10.503cm" svg:x2="19.469cm" svg:y2="12.843cm" draw:start-shape="id2" draw:end-shape="id3" draw:end-glue-point="3" svg:d="m16656 10503h1406v2340h1407">
          <text:p/>
        </draw:connector>
        <draw:connector draw:style-name="gr7" draw:text-style-name="P1" draw:layer="layout" svg:x1="16.656cm" svg:y1="10.503cm" svg:x2="19.469cm" svg:y2="8.132cm" draw:start-shape="id2" draw:start-glue-point="1" draw:end-shape="id4" svg:d="m16656 10503h1406v-2371h1407">
          <text:p/>
        </draw:connector>
        <draw:custom-shape draw:style-name="gr4" draw:text-style-name="P4" draw:layer="layout" svg:width="4.445cm" svg:height="0.762cm" svg:x="2.351cm" svg:y="7.605cm">
          <text:p text:style-name="P3"><text:span text:style-name="T2">Device ID: </text:span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6" draw:id="id6">
          <draw:custom-shape draw:style-name="gr1" draw:text-style-name="P2" draw:layer="layout" svg:width="4.191cm" svg:height="1.778cm" svg:x="2.451cm" svg:y="9.256cm">
            <text:p text:style-name="P1"><text:span text:style-name="T1"><text:s/></text:span><text:span text:style-name="T1">Physical De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3.429cm" svg:height="0.762cm" svg:x="2.832cm" svg:y="10.091cm">
            <text:p text:style-name="P3"><text:span text:style-name="T2">Device ID: </text:span><text:span text:style-name="T4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7" draw:id="id7">
          <draw:custom-shape draw:style-name="gr1" draw:text-style-name="P2" draw:layer="layout" svg:width="4.191cm" svg:height="1.778cm" svg:x="2.451cm" svg:y="11.796cm">
            <text:p text:style-name="P1"><text:span text:style-name="T1"><text:s/></text:span><text:span text:style-name="T1">Physical De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3.429cm" svg:height="0.762cm" svg:x="2.832cm" svg:y="12.631cm">
            <text:p text:style-name="P3"><text:span text:style-name="T2">Device ID: </text:span><text:span text:style-name="T4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7" draw:text-style-name="P1" draw:layer="layout" draw:line-skew="0.391cm" svg:x1="7.022cm" svg:y1="7.86cm" svg:x2="10.052cm" svg:y2="9.679cm" draw:start-shape="id5" draw:start-glue-point="4" draw:end-shape="id2" draw:end-glue-point="4" svg:d="m7022 7860h1906v1819h1124">
          <text:p/>
        </draw:connector>
        <draw:connector draw:style-name="gr7" draw:text-style-name="P1" draw:layer="layout" svg:x1="6.642cm" svg:y1="10.145cm" svg:x2="10.052cm" svg:y2="11.455cm" draw:start-shape="id6" draw:start-glue-point="1" draw:end-shape="id2" draw:end-glue-point="5" svg:d="m6642 10145h1705v1310h1705">
          <text:p/>
        </draw:connector>
        <draw:connector draw:style-name="gr8" draw:text-style-name="P1" draw:layer="layout" svg:x1="6.642cm" svg:y1="12.685cm" svg:x2="10.052cm" svg:y2="11.455cm" draw:start-shape="id7" draw:start-glue-point="1" draw:end-shape="id2" draw:end-glue-point="5" svg:d="m6642 12685h1705v-1230h17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999999" draw:end-color="#e6e6e6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16T12:51:44</meta:creation-date>
    <dc:date>2012-11-16T17:57:23</dc:date>
    <meta:editing-duration>PT17M2S</meta:editing-duration>
    <meta:editing-cycles>6</meta:editing-cycles>
    <meta:generator>LibreOffice/3.5$Linux_x86 LibreOffice_project/350m1$Build-2</meta:generator>
    <meta:document-statistic meta:object-count="29"/>
  </office:meta>
</office:document-meta>
</file>